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text-position="0% 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Casilla</text:p>
          </table:table-cell>
        </table:table-row>
        <table:table-row>
          <table:table-cell table:style-name="Tabla1.A2" office:value-type="string">
            <text:p text:style-name="Table_20_Contents">-estado : unsigned</text:p>
            <text:p text:style-name="Table_20_Contents">-eliminaciones : unsigned</text:p>
          </table:table-cell>
        </table:table-row>
        <table:table-row>
          <table:table-cell table:style-name="Tabla1.A2" office:value-type="string">
            <text:p text:style-name="Table_20_Contents">+Casilla()</text:p>
            <text:p text:style-name="Table_20_Contents">+~Casilla()</text:p>
            <text:p text:style-name="Table_20_Contents">+establecerEstado( nuevoEstado :unsigned )</text:p>
            <text:p text:style-name="Table_20_Contents">+obtenerEstado() : unsigned</text:p>
            <text:p text:style-name="Table_20_Contents">+establecerEliminaciones( bloqueos : unsigned )</text:p>
            <text:p text:style-name="Table_20_Contents">+obtenerEliminaciones( ) : unsigned</text:p>
          </table:table-cell>
        </table:table-row>
      </table:table>
      <text:p text:style-name="Standard"/>
      <text:p text:style-name="Standard">+Casilla()</text:p>
      <text:p text:style-name="Standard"><text:s text:c="6"/>estado(0) , eliminaciones(0)</text:p>
      <text:p text:style-name="Standard"/>
      <text:p text:style-name="Standard">+establecerEstado( nuevoEstado : unsigned )</text:p>
      <text:p text:style-name="Standard"><text:s text:c="5"/>si nuevoEstado es mayor o igual a 0</text:p>
      <text:p text:style-name="Standard"><text:tab/>estado = nuevoEstado</text:p>
      <text:p text:style-name="Standard"/>
      <text:p text:style-name="Standard">+obtenerEstado( ) : unsigned</text:p>
      <text:p text:style-name="Standard"><text:s text:c="5"/>devuelve estado</text:p>
      <text:p text:style-name="Standard"/>
      <text:p text:style-name="Standard">+establecerEliminaciones(bloqueos : unsigned )</text:p>
      <text:p text:style-name="Standard"><text:s text:c="5"/>si bloqueos es mayor o igual a 0</text:p>
      <text:p text:style-name="Standard"><text:tab/>eliminaciones = bloqueos</text:p>
      <text:p text:style-name="Standard"/>
      <text:p text:style-name="Standard">+obtenerEliminaciones( ) : unsigned</text:p>
      <text:p text:style-name="Standard"><text:s text:c="5"/>devuelve eliminaciones</text:p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Tablero</text:p>
          </table:table-cell>
        </table:table-row>
        <table:table-row>
          <table:table-cell table:style-name="Tabla2.A2" office:value-type="string">
            <text:p text:style-name="Table_20_Contents">-dimensiones : static const unsigned</text:p>
            <text:p text:style-name="Table_20_Contents">-casilla : array &lt; array &lt; casilla, Dimension + 1&gt; , Dimension + 1&gt; </text:p>
            <text:p text:style-name="Table_20_Contents">-reina : Reina</text:p>
            <text:p text:style-name="Table_20_Contents">-contadorReinas : unsigned</text:p>
            <text:p text:style-name="Table_20_Contents">-sinOpciones : boolean</text:p>
          </table:table-cell>
        </table:table-row>
        <table:table-row>
          <table:table-cell table:style-name="Tabla2.A2" office:value-type="string">
            <text:p text:style-name="Table_20_Contents">+Tablero( )</text:p>
            <text:p text:style-name="Table_20_Contents">+~Tablero( )</text:p>
            <text:p text:style-name="Table_20_Contents">+mostrarTablero()</text:p>
            <text:p text:style-name="Table_20_Contents">+obtenerCasilla( posicion : Coordenadas) : referencia a Casilla constante</text:p>
            <text:p text:style-name="Table_20_Contents">+establecerCasillas()</text:p>
            <text:p text:style-name="Table_20_Contents">+establecerReinasTotales( reinas : unsigned )</text:p>
            <text:p text:style-name="Table_20_Contents">+obtenerReinasTotales( ) : unsigned</text:p>
            <text:p text:style-name="Table_20_Contents">+evaluarCasilla( x : unsigned, y : unsigned) : bool</text:p>
            <text:p text:style-name="Table_20_Contents">+establecerSinOpciones( estado : boolean)</text:p>
            <text:p text:style-name="Table_20_Contents">+obtenerSinOpciones( ) : boolean</text:p>
            <text:p text:style-name="Table_20_Contents">-buscarMenor(&amp;candidato : vector &lt;Coordenadas&gt;)</text:p>
            <text:p text:style-name="Table_20_Contents">+colocarReina( <text:s/>)</text:p>
            <text:p text:style-name="Table_20_Contents">-evaluarPosiblesCandidatos(candidatos : vector&lt;Coordenadas&gt; <text:s/>)</text:p>
            <text:p text:style-name="Table_20_Contents">+establecerCasilla( posicion : Coordenadas, tipo : posibleEstado)</text:p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+Tablero()</text:p>
      <text:p text:style-name="Standard"><text:s text:c="5"/>reina(este tablero), contadorReinas( 0 )</text:p>
      <text:p text:style-name="Standard"><text:s text:c="5"/>establecerCasillas( ) </text:p>
      <text:p text:style-name="Standard"/>
      <text:p text:style-name="Standard"/>
      <text:p text:style-name="Standard">+mostrarTablero( )</text:p>
      <text:p text:style-name="Standard"><text:s text:c="6"/>definir j e inicializarlo a Dimensiones</text:p>
      <text:p text:style-name="Standard"><text:s text:c="6"/>mientras j &gt; 0 </text:p>
      <text:p text:style-name="Standard"><text:tab/>definir i e inicializarlo a 1</text:p>
      <text:p text:style-name="Standard"><text:tab/>mientras i &lt;= Dimensiones</text:p>
      <text:p text:style-name="Standard"><text:tab/> <text:s text:c="4"/>si casilla[j][i] = 0 o casilla[j][i] = 1</text:p>
      <text:p text:style-name="Standard"><text:tab/><text:tab/>mostrar " <text:s/>"</text:p>
      <text:p text:style-name="Standard"><text:tab/> <text:s text:c="4"/>si no</text:p>
      <text:p text:style-name="Standard"><text:tab/><text:tab/>mostrar "R "</text:p>
      <text:p text:style-name="Standard"><text:tab/> <text:s text:c="4"/>incrementar i en 1</text:p>
      <text:p text:style-name="Standard"><text:tab/>salto de línea</text:p>
      <text:p text:style-name="Standard"><text:tab/>decrementar j en 1</text:p>
      <text:p text:style-name="Standard"/>
      <text:p text:style-name="Standard">obtenerCasilla( posicion Coordenadas) : referencia a Casilla constante</text:p>
      <text:p text:style-name="Standard"><text:s text:c="5"/>devuelve referencia a casilla[y][x]</text:p>
      <text:p text:style-name="Standard"/>
      <text:p text:style-name="Standard"/>
      <text:p text:style-name="Standard">+establecerCasillas( )</text:p>
      <text:p text:style-name="Standard"><text:s text:c="5"/>definir j e inicializarlo a 1</text:p>
      <text:p text:style-name="Standard"><text:s text:c="6"/>mientras j &lt;= Dimensiones</text:p>
      <text:p text:style-name="Standard"><text:tab/>definir i e inicializarlo a 1</text:p>
      <text:p text:style-name="Standard"><text:tab/>mientras i &lt;= <text:s/>Dimensiones</text:p>
      <text:p text:style-name="Standard"><text:tab/> <text:s text:c="4"/>de la casilla[j][i] establecerEliminaciones( de reina casillasEliminadas( Coordenadas(i, j))</text:p>
      <text:p text:style-name="Standard"/>
      <text:p text:style-name="Standard">+establecerReinasTotales( reinas : unsigned)</text:p>
      <text:p text:style-name="Standard"><text:s text:c="5"/>si reinas &gt;= 0</text:p>
      <text:p text:style-name="Standard"><text:tab/>contadorReinas = reinas</text:p>
      <text:p text:style-name="Standard"/>
      <text:p text:style-name="Standard">+obtenerReinasTotales( ) : unsigned</text:p>
      <text:p text:style-name="Standard"><text:s text:c="5"/>devolver reinasTotales</text:p>
      <text:p text:style-name="Standard"/>
      <text:p text:style-name="Standard">+evaluarCasilla( x : unsigned, y : unsigned ) : bool</text:p>
      <text:p text:style-name="Standard"><text:s text:c="5"/>si de la casilla[y][x] al obtenerEstado() es igual a 0</text:p>
      <text:p text:style-name="Standard"><text:tab/>devuelve true</text:p>
      <text:p text:style-name="Standard"><text:s text:c="5"/>devuelve false</text:p>
      <text:p text:style-name="Standard"/>
      <text:p text:style-name="Table_20_Contents">+establecerSinOpciones( estado : boolean)</text:p>
      <text:p text:style-name="Table_20_Contents"><text:s text:c="5"/>sinOpciones = estado</text:p>
      <text:p text:style-name="Table_20_Contents"/>
      <text:p text:style-name="Table_20_Contents">+obtenerSinOpciones( ) : boolean</text:p>
      <text:p text:style-name="Table_20_Contents"><text:s text:c="6"/>devolver sinOpciones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-buscarMenor( &amp;candidato : vector &lt;Coordenadas&gt; )</text:p>
      <text:p text:style-name="Standard"><text:s text:c="5"/>definir Menor <text:s/>e inicializarlo a Dimensiones x Dimensiones</text:p>
      <text:p text:style-name="Table_20_Contents"><text:s text:c="6"/>clear vector Candidato;</text:p>
      <text:p text:style-name="Standard"><text:s text:c="6"/>definir j e inicializarlo a 1</text:p>
      <text:p text:style-name="Standard"><text:s text:c="6"/>mientras j &lt;= Dimensiones</text:p>
      <text:p text:style-name="Standard"><text:tab/>definir i e inicializarlo a 1</text:p>
      <text:p text:style-name="Standard"><text:tab/>mientras i &lt;= <text:s/>Dimensiones</text:p>
      <text:p text:style-name="Standard"><text:tab/> <text:s text:c="4"/>si evaluarCasilla(i, j) </text:p>
      <text:p text:style-name="Standard"><text:tab/><text:tab/>si al obtenerCasilla(i, j) y obtenerEliminaciones() &lt; menor</text:p>
      <text:p text:style-name="Standard"><text:tab/><text:tab/> <text:s text:c="4"/>clear vector candidato</text:p>
      <text:p text:style-name="Standard"><text:tab/><text:tab/> <text:s text:c="4"/>incrementarArreglo(Coordenadas(i, j))</text:p>
      <text:p text:style-name="Standard"><text:tab/> <text:s/><text:tab/> <text:s text:c="4"/>menor = obtenerCasilla(i, j) obtenerEliminaciones( )</text:p>
      <text:p text:style-name="Standard"><text:tab/><text:tab/>si no si al obtenerCasilla(i, j) y obtenerEliminaciones() = menor</text:p>
      <text:p text:style-name="Standard"><text:tab/><text:tab/> <text:s text:c="4"/>incrementarArreglo(Coordenadas(i, j)</text:p>
      <text:p text:style-name="Standard"/>
      <text:p text:style-name="Standard"/>
      <text:p text:style-name="Standard"/>
      <text:p text:style-name="Standard">+colocarReina( )</text:p>
      <text:p text:style-name="Standard"><text:s text:c="6"/>definir posibleCandidato como <text:s/>vector de coordenadas </text:p>
      <text:p text:style-name="Standard"><text:s text:c="6"/>buscarMenor(posibleCandidato, candidatoMenor, masDeUnCandidato) <text:s text:c="5"/></text:p>
      <text:p text:style-name="Standard"><text:s text:c="6"/>si tamaño de vector posibleCandidatos &gt; 1</text:p>
      <text:p text:style-name="Standard"><text:tab/>evaluarPosiblesCandidatos( posibleCandidatos )</text:p>
      <text:p text:style-name="Standard"><text:s text:c="6"/>si tamaño de vector posibleCandidatos = 1</text:p>
      <text:p text:style-name="Standard"><text:tab/>establecerCasilla( posibleCandidatos[0], REINA)</text:p>
      <text:p text:style-name="Standard"><text:tab/>establecerReinasTotales(obtenerReinasTotales( ) + 1)</text:p>
      <text:p text:style-name="Standard"/>
      <text:p text:style-name="Standard">-evaluarPosiblesCandidatos(&amp;candidatos : vector&lt;Coordenadas&gt;)</text:p>
      <text:p text:style-name="Standard"><text:s text:c="6"/>definir puntosTotales como unsigned</text:p>
      <text:p text:style-name="Standard"><text:s text:c="5"/>definir nuevoCandidato como coordenadas</text:p>
      <text:p text:style-name="Standard"><text:s text:c="5"/>definir menor e inicializarlo a dimensiones * dimensiones * dimensiones</text:p>
      <text:p text:style-name="Standard"><text:s text:c="5"/>para cada elemento del vector candidatos</text:p>
      <text:p text:style-name="Standard"><text:tab/>puntosTotales &lt;- de reina PuntosAlEliminar(elemento)</text:p>
      <text:p text:style-name="Standard"><text:tab/>si de reina puntosTotales &lt; menor</text:p>
      <text:p text:style-name="Standard"><text:tab/> <text:s text:c="5"/>menor = puntosTotales</text:p>
      <text:p text:style-name="Standard"><text:tab/> <text:s text:c="5"/>nuevoCandidato = elemento</text:p>
      <text:p text:style-name="Standard"><text:s text:c="5"/>candidatos = {nuevoCandidato}</text:p>
      <text:p text:style-name="Standard"/>
      <text:p text:style-name="Table_20_Contents">+establecerCasilla( posicion : Coordenadas, tipo : posibleEstado)</text:p>
      <text:p text:style-name="Table_20_Contents"><text:s text:c="6"/>casilla[posicion.obtenerY()][posicion.ObtenerX()] = tipo</text:p>
      <text:p text:style-name="Standard"/>
      <text:p text:style-name="Standard"/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Reina</text:p>
          </table:table-cell>
        </table:table-row>
        <table:table-row>
          <table:table-cell table:style-name="Tabla3.A2" office:value-type="string">
            <text:p text:style-name="Table_20_Contents">-tablero : referencia a Tablero constante</text:p>
          </table:table-cell>
        </table:table-row>
        <table:table-row>
          <table:table-cell table:style-name="Tabla3.A2" office:value-type="string">
            <text:p text:style-name="Table_20_Contents">+Reina( nuevoTablero : referencia a Tablero constante )</text:p>
            <text:p text:style-name="Table_20_Contents">+~Reina( )</text:p>
            <text:p text:style-name="Table_20_Contents">+casillasEliminadas(posicion : Coordenadas) : unsigned</text:p>
            <text:p text:style-name="Table_20_Contents">+eliminarCasillas( posicion : Coordenadas)</text:p>
            <text:p text:style-name="Table_20_Contents">+puntosAlEliminar( posicion : Coordenadas ) : unsigned</text:p>
          </table:table-cell>
        </table:table-row>
      </table:table>
      <text:p text:style-name="Standard"/>
      <text:p text:style-name="Table_20_Contents">+Reina( nuevoTablero : referencia a Tablero constante )</text:p>
      <text:p text:style-name="Table_20_Contents"><text:soft-page-break/><text:s text:c="6"/>tablero(nuevoTablero)</text:p>
      <text:p text:style-name="Table_20_Contents"/>
      <text:p text:style-name="Table_20_Contents">+casillasEliminadas(posicion : Coordenadas) : unsigned</text:p>
      <text:p text:style-name="Table_20_Contents"><text:s text:c="6"/>definir x e inicializarlo a posicion obtenerX()</text:p>
      <text:p text:style-name="Table_20_Contents"><text:s text:c="6"/>definir y e inicializarlo a posicion obtenerY()</text:p>
      <text:p text:style-name="Table_20_Contents"><text:s text:c="6"/>definir total e inicializarlo a Dimensiones * 2 -1</text:p>
      <text:p text:style-name="Table_20_Contents"><text:s text:c="6"/>//Diagonal derecha superior</text:p>
      <text:p text:style-name="Table_20_Contents"><text:s text:c="6"/>definir i e inicializarlo a x</text:p>
      <text:p text:style-name="Table_20_Contents"><text:s text:c="6"/>definir j e inicializarlo a y</text:p>
      <text:p text:style-name="Table_20_Contents"><text:s text:c="6"/>mientras i &lt;= Dimensiones y j &lt;= Dimensiones</text:p>
      <text:p text:style-name="Table_20_Contents"><text:tab/>si i distinto de x y j distinto de y</text:p>
      <text:p text:style-name="Table_20_Contents"><text:tab/> <text:s text:c="4"/>incrementar total en 1</text:p>
      <text:p text:style-name="Table_20_Contents"><text:tab/>incrementar i en 1</text:p>
      <text:p text:style-name="Table_20_Contents"><text:tab/>incrementar j en 1</text:p>
      <text:p text:style-name="Table_20_Contents"><text:s text:c="6"/>//Diagonal izquierda superior</text:p>
      <text:p text:style-name="Table_20_Contents"><text:s text:c="6"/>definir i e inicializarlo a x</text:p>
      <text:p text:style-name="Table_20_Contents"><text:s text:c="6"/>definir j e inicializarlo a y</text:p>
      <text:p text:style-name="Table_20_Contents"><text:s text:c="6"/>mientras i &gt; 0 y j &lt;= Dimensiones</text:p>
      <text:p text:style-name="Table_20_Contents"><text:tab/>si i distinto de x y j distinto de y</text:p>
      <text:p text:style-name="Table_20_Contents"><text:tab/> <text:s text:c="4"/>incrementar total en 1</text:p>
      <text:p text:style-name="Table_20_Contents"><text:tab/>decrementar i en 1</text:p>
      <text:p text:style-name="Table_20_Contents"><text:tab/>incrementar j en 1</text:p>
      <text:p text:style-name="Table_20_Contents"><text:s text:c="6"/>//Diagonal izquierda inferior</text:p>
      <text:p text:style-name="Standard"><text:s text:c="6"/>definir i e inicializarlo a x</text:p>
      <text:p text:style-name="Table_20_Contents"><text:s text:c="6"/>definir j e inicializarlo a y</text:p>
      <text:p text:style-name="Table_20_Contents"><text:s text:c="6"/>mientras i &gt; 0 y j &gt; 0</text:p>
      <text:p text:style-name="Table_20_Contents"><text:tab/>si i distinto de x y j distinto de y</text:p>
      <text:p text:style-name="Table_20_Contents"><text:tab/> <text:s text:c="4"/>incrementar total en 1</text:p>
      <text:p text:style-name="Table_20_Contents"><text:tab/>decrementar i en 1</text:p>
      <text:p text:style-name="Table_20_Contents"><text:tab/>decrementar j en 1</text:p>
      <text:p text:style-name="Standard"><text:s text:c="6"/>//Diagonal derecha inferior</text:p>
      <text:p text:style-name="Standard"><text:s text:c="6"/>definir i e inicializarlo a x</text:p>
      <text:p text:style-name="Table_20_Contents"><text:s text:c="6"/>definir j e inicializarlo a y</text:p>
      <text:p text:style-name="Table_20_Contents"><text:s text:c="6"/>mientras i &lt;= Dimensiones y j &gt; 0</text:p>
      <text:p text:style-name="Table_20_Contents"><text:tab/>si i distinto de x y j distinto de y</text:p>
      <text:p text:style-name="Table_20_Contents"><text:tab/> <text:s text:c="4"/>incrementar total en 1</text:p>
      <text:p text:style-name="Table_20_Contents"><text:tab/> incrementar i en 1</text:p>
      <text:p text:style-name="Table_20_Contents"><text:tab/>decrementar j en 1</text:p>
      <text:p text:style-name="Table_20_Contents"><text:s text:c="6"/>devolver total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+eliminarCasillas( posicion : Coordenadas)</text:p>
      <text:p text:style-name="Table_20_Contents"><text:s text:c="6"/>definir x e inicializarlo a posicion obtenerX()</text:p>
      <text:p text:style-name="Table_20_Contents"><text:s text:c="6"/>definir y e inicializarlo a posicion obtenerY()</text:p>
      <text:p text:style-name="Table_20_Contents"><text:s text:c="6"/>de tabla establecerCasilla( x, y, REINA)</text:p>
      <text:p text:style-name="Table_20_Contents"><text:s text:c="6"/>//Diagonal derecha superior</text:p>
      <text:p text:style-name="Table_20_Contents"><text:s text:c="6"/>definir i e inicializarlo a x</text:p>
      <text:p text:style-name="Table_20_Contents"><text:s text:c="6"/>definir j e inicializarlo a y</text:p>
      <text:p text:style-name="Table_20_Contents"><text:s text:c="6"/>mientras i &lt;= Dimensiones y j &lt;= Dimensiones</text:p>
      <text:p text:style-name="Table_20_Contents"><text:tab/>si i distinto de x y j distinto de y</text:p>
      <text:p text:style-name="Table_20_Contents"><text:tab/> <text:s text:c="4"/>de tabla establecerCasilla( x, y, ELIMINADO)</text:p>
      <text:p text:style-name="Table_20_Contents"><text:tab/>incrementar i en 1</text:p>
      <text:p text:style-name="Table_20_Contents"><text:tab/>incrementar j en 1</text:p>
      <text:p text:style-name="Table_20_Contents"><text:s text:c="6"/>//Diagonal izquierda superior</text:p>
      <text:p text:style-name="Table_20_Contents"><text:s text:c="6"/>definir i e inicializarlo a x</text:p>
      <text:p text:style-name="Table_20_Contents"><text:s text:c="6"/>definir j e inicializarlo a y</text:p>
      <text:p text:style-name="Table_20_Contents"><text:s text:c="6"/>mientras i &gt; 0 y j &lt;= Dimensiones</text:p>
      <text:p text:style-name="Table_20_Contents"><text:tab/>si i distinto de x y j distinto de y</text:p>
      <text:p text:style-name="Table_20_Contents"><text:tab/> <text:s text:c="4"/>de tabla establecerCasilla( x, y, ELIMINADO)</text:p>
      <text:p text:style-name="Table_20_Contents"><text:tab/>decrementar i en 1</text:p>
      <text:p text:style-name="Table_20_Contents"><text:tab/>incrementar j en 1</text:p>
      <text:p text:style-name="Table_20_Contents"><text:s text:c="6"/>//Diagonal izquierda inferior</text:p>
      <text:p text:style-name="Standard"><text:s text:c="6"/>definir i e inicializarlo a x</text:p>
      <text:p text:style-name="Table_20_Contents"><text:s text:c="6"/>definir j e inicializarlo a y</text:p>
      <text:p text:style-name="Table_20_Contents"><text:s text:c="6"/>mientras i &gt; 0 y j &gt; 0</text:p>
      <text:p text:style-name="Table_20_Contents"><text:tab/>si i distinto de x y j distinto de y</text:p>
      <text:p text:style-name="Table_20_Contents"><text:tab/> <text:s text:c="4"/>de tabla establecerCasilla( x, y, ELIMINADO)</text:p>
      <text:p text:style-name="Table_20_Contents"><text:tab/>decrementar i en 1</text:p>
      <text:p text:style-name="Table_20_Contents"><text:tab/>decrementar j en 1</text:p>
      <text:p text:style-name="Standard"><text:s text:c="6"/>//Diagonal derecha inferior</text:p>
      <text:p text:style-name="Standard"><text:s text:c="6"/>definir i e inicializarlo a x</text:p>
      <text:p text:style-name="Table_20_Contents"><text:s text:c="6"/>definir j e inicializarlo a y</text:p>
      <text:p text:style-name="Table_20_Contents"><text:s text:c="6"/>mientras i &lt;= Dimensiones y j &gt; 0</text:p>
      <text:p text:style-name="Table_20_Contents"><text:tab/>si i distinto de x y j distinto de y</text:p>
      <text:p text:style-name="Table_20_Contents"><text:tab/> <text:s text:c="4"/>de tabla establecerCasilla( x, y, ELIMINADO)</text:p>
      <text:p text:style-name="Table_20_Contents"><text:tab/> incrementar i en 1</text:p>
      <text:p text:style-name="Table_20_Contents"><text:tab/>decrementar j en 1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+puntosAlEliminar( posicion : Coordenadas )</text:p>
      <text:p text:style-name="Table_20_Contents"><text:s text:c="6"/>definir x e inicializarlo a posicion obtenerX()</text:p>
      <text:p text:style-name="Table_20_Contents"><text:s text:c="6"/>definir y e inicializarlo a posicion obtenerY()</text:p>
      <text:p text:style-name="Table_20_Contents"><text:s text:c="6"/>definir total e inicializarlo a: de tabla obtenerCasilla( Coordenada(x, y)) obtenerEliminaciones() </text:p>
      <text:p text:style-name="Table_20_Contents"><text:s text:c="6"/>//Diagonal derecha superior</text:p>
      <text:p text:style-name="Table_20_Contents"><text:s text:c="6"/>definir i e inicializarlo a x</text:p>
      <text:p text:style-name="Table_20_Contents"><text:s text:c="6"/>definir j e inicializarlo a y</text:p>
      <text:p text:style-name="Table_20_Contents"><text:s text:c="6"/>mientras i &lt;= Dimensiones y j &lt;= Dimensiones</text:p>
      <text:p text:style-name="Table_20_Contents"><text:tab/>si i distinto de x y j distinto de y</text:p>
      <text:p text:style-name="Table_20_Contents"><text:tab/> <text:s text:c="4"/>a total sumarle: de tabla obtenerCasilla( Coordenada(x, y)) obtenerEliminaciones()</text:p>
      <text:p text:style-name="Table_20_Contents"><text:tab/>incrementar i en 1</text:p>
      <text:p text:style-name="Table_20_Contents"><text:tab/>incrementar j en 1</text:p>
      <text:p text:style-name="Table_20_Contents"><text:s text:c="6"/>//Diagonal izquierda superior</text:p>
      <text:p text:style-name="Table_20_Contents"><text:s text:c="6"/>definir i e inicializarlo a x</text:p>
      <text:p text:style-name="Table_20_Contents"><text:s text:c="6"/>definir j e inicializarlo a y</text:p>
      <text:p text:style-name="Table_20_Contents"><text:s text:c="6"/>mientras i &gt; 0 y j &lt;= Dimensiones</text:p>
      <text:p text:style-name="Table_20_Contents"><text:tab/>si i distinto de x y j distinto de y</text:p>
      <text:p text:style-name="Table_20_Contents"><text:tab/> <text:s text:c="4"/>a total sumarle: de tabla obtenerCasilla( Coordenada(x, y)) obtenerEliminaciones()</text:p>
      <text:p text:style-name="Table_20_Contents"><text:tab/>decrementar i en 1</text:p>
      <text:p text:style-name="Table_20_Contents"><text:tab/>incrementar j en 1</text:p>
      <text:p text:style-name="Table_20_Contents"><text:s text:c="6"/>//Diagonal izquierda inferior</text:p>
      <text:p text:style-name="Standard"><text:s text:c="6"/>definir i e inicializarlo a x</text:p>
      <text:p text:style-name="Table_20_Contents"><text:s text:c="6"/>definir j e inicializarlo a y</text:p>
      <text:p text:style-name="Table_20_Contents"><text:s text:c="6"/>mientras i &gt; 0 y j &gt; 0</text:p>
      <text:p text:style-name="Table_20_Contents"><text:tab/>si i distinto de x y j distinto de y</text:p>
      <text:p text:style-name="Table_20_Contents"><text:tab/> <text:s text:c="4"/>a total sumarle: de tabla obtenerCasilla( Coordenada(x, y)) obtenerEliminaciones()</text:p>
      <text:p text:style-name="Table_20_Contents"><text:tab/>decrementar i en 1</text:p>
      <text:p text:style-name="Table_20_Contents"><text:tab/>decrementar j en 1</text:p>
      <text:p text:style-name="Standard"><text:s text:c="6"/>//Diagonal derecha inferior</text:p>
      <text:p text:style-name="Standard"><text:s text:c="6"/>definir i e inicializarlo a x</text:p>
      <text:p text:style-name="Table_20_Contents"><text:s text:c="6"/>definir j e inicializarlo a y</text:p>
      <text:p text:style-name="Table_20_Contents"><text:s text:c="6"/>mientras i &lt;= Dimensiones y j &gt; 0</text:p>
      <text:p text:style-name="Table_20_Contents"><text:tab/>si i distinto de x y j distinto de y</text:p>
      <text:p text:style-name="Table_20_Contents"><text:tab/> <text:s text:c="4"/>a total sumarle: de tabla obtenerCasilla( Coordenada(x, y)) obtenerEliminaciones()</text:p>
      <text:p text:style-name="Table_20_Contents"><text:tab/> incrementar i en 1</text:p>
      <text:p text:style-name="Table_20_Contents"><text:tab/>decrementar j en 1</text:p>
      <text:p text:style-name="Table_20_Contents"><text:s text:c="6"/>devolver to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25M18S</meta:editing-duration>
    <meta:editing-cycles>15</meta:editing-cycles>
    <meta:generator>OpenOffice/4.1.7$Win32 OpenOffice.org_project/417m1$Build-9800</meta:generator>
    <dc:date>2020-08-07T22:31:56.67</dc:date>
    <meta:document-statistic meta:table-count="3" meta:image-count="0" meta:object-count="0" meta:page-count="6" meta:paragraph-count="230" meta:word-count="1172" meta:character-count="8320"/>
    <meta:user-defined meta:name="Info 1"/>
    <meta:user-defined meta:name="Info 2"/>
    <meta:user-defined meta:name="Info 3"/>
    <meta:user-defined meta:name="Info 4"/>
  </office:meta>
</office:document-meta>
</file>